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ras Lt BT" svg:font-family="'Eras Lt BT'" style:font-family-generic="roman" style:font-pitch="variable"/>
    <style:font-face style:name="Eras Lt BT1" svg:font-family="'Eras Lt BT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style:font-name="Eras Lt BT" fo:font-size="12pt" style:font-name-asian="Eras Lt BT1" style:font-size-asian="12pt" style:font-name-complex="Eras Lt BT1" style:font-size-complex="12pt"/>
    </style:style>
    <style:style style:name="P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fo:color="#0b5394" loext:opacity="100%" style:font-name="Eras Lt BT" fo:font-size="12pt" style:font-name-asian="Eras Lt BT1" style:font-size-asian="12pt" style:font-name-complex="Eras Lt BT1" style:font-size-complex="12pt"/>
    </style:style>
    <style:style style:name="P3" style:family="paragraph" style:parent-style-name="Standard">
      <style:paragraph-properties fo:margin-left="-0.053cm" fo:margin-right="0cm" fo:text-align="center" style:justify-single-word="false" fo:text-indent="0cm" style:auto-text-indent="false" fo:break-before="auto" fo:break-after="auto"/>
      <style:text-properties fo:color="#0b5394" loext:opacity="100%" fo:font-size="10pt" style:font-size-asian="10pt" style:font-size-complex="10pt"/>
    </style:style>
    <style:style style:name="P4" style:family="paragraph" style:parent-style-name="Standard">
      <style:paragraph-properties fo:margin-left="-0.053cm" fo:margin-right="0cm" fo:text-align="center" style:justify-single-word="false" fo:text-indent="0cm" style:auto-text-indent="false"/>
      <style:text-properties fo:color="#0b5394" loext:opacity="100%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Heading_20_1">
      <style:paragraph-properties fo:break-before="auto" fo:break-after="auto"/>
    </style:style>
    <style:style style:name="P8" style:family="paragraph" style:parent-style-name="Heading_20_2">
      <style:paragraph-properties fo:break-before="auto" fo:break-after="auto"/>
    </style:style>
    <style:style style:name="P9" style:family="paragraph" style:parent-style-name="Heading_20_3">
      <style:paragraph-properties fo:break-before="auto" fo:break-after="auto"/>
    </style:style>
    <style:style style:name="P10" style:family="paragraph" style:parent-style-name="Standard">
      <style:paragraph-properties fo:line-height="115%" fo:text-align="center" style:justify-single-word="false" fo:break-before="auto" fo:break-after="auto"/>
    </style:style>
    <style:style style:name="P11" style:family="paragraph" style:parent-style-name="Standard">
      <style:paragraph-properties fo:margin-left="-0.053cm" fo:margin-right="0cm" fo:line-height="115%" fo:text-align="start" style:justify-single-word="false" fo:text-indent="-0.053cm" style:auto-text-indent="false" fo:break-before="auto" fo:break-after="auto"/>
    </style:style>
    <style:style style:name="P12" style:family="paragraph" style:parent-style-name="Heading_20_1">
      <style:paragraph-properties fo:line-height="115%" fo:break-before="auto" fo:break-after="auto"/>
    </style:style>
    <style:style style:name="P13" style:family="paragraph" style:parent-style-name="Standard">
      <style:paragraph-properties fo:line-height="115%" fo:text-align="center" style:justify-single-word="false" fo:break-before="auto" fo:break-after="auto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line-height="115%" fo:text-align="center" style:justify-single-word="false" fo:break-before="auto" fo:break-after="auto"/>
      <style:text-properties fo:color="#1155cc" loext:opacity="100%"/>
    </style:style>
    <style:style style:name="P15" style:family="paragraph" style:parent-style-name="Standard">
      <style:paragraph-properties fo:margin-left="-0.053cm" fo:margin-right="0cm" fo:line-height="115%" fo:text-align="center" style:justify-single-word="false" fo:text-indent="-0.053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P16" style:family="paragraph" style:parent-style-name="Standard">
      <style:paragraph-properties fo:margin-left="-0.053cm" fo:margin-right="0cm" fo:line-height="115%" fo:text-align="start" style:justify-single-word="false" fo:text-indent="-0.053cm" style:auto-text-indent="false" fo:break-before="auto" fo:break-after="auto"/>
      <style:text-properties fo:font-size="24pt" fo:font-weight="bold" style:font-size-asian="24pt" style:font-weight-asian="bold" style:font-size-complex="24pt"/>
    </style:style>
    <style:style style:name="P17" style:family="paragraph" style:parent-style-name="Standard">
      <style:paragraph-properties fo:margin-left="0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8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9" style:family="paragraph" style:parent-style-name="Standard">
      <style:paragraph-properties fo:margin-left="1.27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0" style:family="paragraph" style:parent-style-name="Standard">
      <style:paragraph-properties fo:margin-left="-0.053cm" fo:margin-right="0cm" fo:text-indent="0cm" style:auto-text-indent="false" fo:break-before="auto" fo:break-after="auto"/>
    </style:style>
    <style:style style:name="P21" style:family="paragraph" style:parent-style-name="Heading_20_1">
      <style:paragraph-properties fo:line-height="115%" fo:break-before="auto" fo:break-after="auto"/>
      <style:text-properties fo:color="#1c4587" loext:opacity="100%"/>
    </style:style>
    <style:style style:name="P22" style:family="paragraph" style:parent-style-name="Standard">
      <style:paragraph-properties fo:margin-left="-0.998cm" fo:margin-right="0cm" fo:text-indent="0.053cm" style:auto-text-indent="false" fo:break-before="auto" fo:break-after="auto"/>
      <style:text-properties fo:color="#0b5394" loext:opacity="100%" fo:font-size="10pt" fo:font-weight="bold" style:font-size-asian="10pt" style:font-weight-asian="bold" style:font-size-complex="10pt"/>
    </style:style>
    <style:style style:name="P23" style:family="paragraph" style:parent-style-name="Standard" style:master-page-name="First_20_Page">
      <style:paragraph-properties style:page-number="1" fo:break-before="auto" fo:break-after="auto"/>
    </style:style>
    <style:style style:name="P24" style:family="paragraph" style:parent-style-name="Standard">
      <style:paragraph-properties fo:line-height="115%" fo:text-align="center" style:justify-single-word="false" fo:break-before="auto" fo:break-after="auto"/>
      <style:text-properties fo:font-size="18pt" fo:font-weight="bold" style:font-size-asian="18pt" style:font-weight-asian="bold" style:font-size-complex="18pt"/>
    </style:style>
    <style:style style:name="P25" style:family="paragraph" style:parent-style-name="Standard">
      <style:paragraph-properties fo:line-height="115%" fo:text-align="center" style:justify-single-word="false" fo:break-before="auto" fo:break-after="auto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-0.053cm" fo:margin-right="0cm" fo:line-height="115%" fo:text-align="center" style:justify-single-word="false" fo:text-indent="-0.053cm" style:auto-text-indent="false" fo:break-before="auto" fo:break-after="auto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15%" fo:text-align="start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 style:master-page-name="Converted1">
      <style:paragraph-properties fo:margin-left="-0.053cm" fo:margin-right="0cm" fo:text-align="center" style:justify-single-word="false" fo:text-indent="0cm" style:auto-text-indent="false" style:page-number="auto" fo:break-before="auto" fo:break-aft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-0.053cm" fo:margin-right="0cm" fo:line-height="115%" fo:text-align="center" style:justify-single-word="false" fo:text-indent="-0.053cm" style:auto-text-indent="false" fo:break-before="auto" fo:break-after="auto"/>
      <style:text-properties fo:color="#1155cc" loext:opacity="100%" fo:font-size="30pt" fo:font-weight="bold" style:font-size-asian="30pt" style:font-weight-asian="bold" style:font-size-complex="30pt"/>
    </style:style>
    <style:style style:name="P30" style:family="paragraph" style:parent-style-name="Standard">
      <style:paragraph-properties fo:line-height="115%" fo:text-align="center" style:justify-single-word="false" fo:break-before="auto" fo:break-after="auto"/>
      <style:text-properties fo:color="#1155cc" loext:opacity="100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1" style:family="paragraph" style:parent-style-name="Standard">
      <style:paragraph-properties fo:line-height="115%" fo:text-align="center" style:justify-single-word="false" fo:break-before="auto" fo:break-after="auto"/>
      <style:text-properties fo:font-weight="bold" style:font-weight-asian="bold"/>
    </style:style>
    <style:style style:name="T1" style:family="text">
      <style:text-properties fo:color="#0b5394" loext:opacity="100%" fo:font-size="10pt" fo:font-weight="bold" style:font-size-asian="10pt" style:font-weight-asian="bold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#ffffff" loext:char-shading-value="0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ff" loext:char-shading-value="0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officeooo:rsid="0011500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0"/>
      <text:p text:style-name="P13">I.E.S <text:span text:style-name="T5">GRAN CAPITÁN</text:span></text:p>
      <text:p text:style-name="P13"/>
      <text:p text:style-name="P25"><text:span text:style-name="T5">CICLO FORMATIVO DE GRADO SUPERIOR EN </text:span>DESARROLLO DE APLICACIONES MULTIPLATAFORMA</text:p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26">PROYECTO INTEGRADO</text:p>
      <text:p text:style-name="P15"/>
      <text:p text:style-name="P15"/>
      <text:p text:style-name="P29">TÍTULO DEL PROYECTO</text:p>
      <text:p text:style-name="P16"/>
      <text:p text:style-name="P16"/>
      <text:p text:style-name="P31">Departamento de Informática</text:p>
      <text:p text:style-name="P10"/>
      <text:p text:style-name="P14"/>
      <text:p text:style-name="P30">Manual Técnic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Autor: <text:tab/>D. Tu nombre</text:p>
      <text:p text:style-name="P10"/>
      <text:p text:style-name="P28">ÍNDICE DE CONTENIDOS</text:p>
      <text:p text:style-name="P20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nq0qhyoq4yjx" text:style-name="Index_20_Link" text:visited-style-name="Index_20_Link"><text:span text:style-name="T2">1 - Sobre éste proyecto<text:tab/>2</text:span></text:a></text:p>
          <text:p text:style-name="P18"><text:a xlink:type="simple" xlink:href="#_rur0ht75osnc" text:style-name="Index_20_Link" text:visited-style-name="Index_20_Link"><text:span text:style-name="T3">1.1 - Control de versiones<text:tab/>2</text:span></text:a></text:p>
          <text:p text:style-name="P18"><text:a xlink:type="simple" xlink:href="#_gqwjpia4w65r" text:style-name="Index_20_Link" text:visited-style-name="Index_20_Link"><text:span text:style-name="T3">1.2 - Licencia de uso<text:tab/>2</text:span></text:a></text:p>
          <text:p text:style-name="P17"><text:a xlink:type="simple" xlink:href="#_9qqdpa8pygkx" text:style-name="Index_20_Link" text:visited-style-name="Index_20_Link"><text:span text:style-name="T2">2 - Análisis del problema<text:tab/>2</text:span></text:a></text:p>
          <text:p text:style-name="P18"><text:a xlink:type="simple" xlink:href="#_gpn9hsf0g51m" text:style-name="Index_20_Link" text:visited-style-name="Index_20_Link"><text:span text:style-name="T3">2.1 - Introducción al problema<text:tab/>2</text:span></text:a></text:p>
          <text:p text:style-name="P18"><text:a xlink:type="simple" xlink:href="#_s8ywqgvt10r3" text:style-name="Index_20_Link" text:visited-style-name="Index_20_Link"><text:span text:style-name="T3">2.2 - Antecedentes<text:tab/>2</text:span></text:a></text:p>
          <text:p text:style-name="P18"><text:a xlink:type="simple" xlink:href="#_8zwuwrlglmn7" text:style-name="Index_20_Link" text:visited-style-name="Index_20_Link"><text:span text:style-name="T3">2.3 - Objetivos<text:tab/>2</text:span></text:a></text:p>
          <text:p text:style-name="P18"><text:a xlink:type="simple" xlink:href="#_immbdcdy373h" text:style-name="Index_20_Link" text:visited-style-name="Index_20_Link"><text:span text:style-name="T3">2.4 - Requisitos<text:tab/>2</text:span></text:a></text:p>
          <text:p text:style-name="P19"><text:a xlink:type="simple" xlink:href="#_lqp8nreaojo4" text:style-name="Index_20_Link" text:visited-style-name="Index_20_Link"><text:span text:style-name="T3">2.4.1 - Funcionales<text:tab/>2</text:span></text:a></text:p>
          <text:p text:style-name="P19"><text:a xlink:type="simple" xlink:href="#_hyginiswjagz" text:style-name="Index_20_Link" text:visited-style-name="Index_20_Link"><text:span text:style-name="T3">2.4.2 - No funcionales<text:tab/>2</text:span></text:a></text:p>
          <text:p text:style-name="P18"><text:a xlink:type="simple" xlink:href="#_3x7ty6r8xzcx" text:style-name="Index_20_Link" text:visited-style-name="Index_20_Link"><text:span text:style-name="T3">2.5 - Recursos<text:tab/>2</text:span></text:a></text:p>
          <text:p text:style-name="P19"><text:a xlink:type="simple" xlink:href="#_naj6cd1uwzx5" text:style-name="Index_20_Link" text:visited-style-name="Index_20_Link"><text:span text:style-name="T3">2.5.1 - Software<text:tab/>2</text:span></text:a></text:p>
          <text:p text:style-name="P19"><text:a xlink:type="simple" xlink:href="#_fb97ejy2epeq" text:style-name="Index_20_Link" text:visited-style-name="Index_20_Link"><text:span text:style-name="T3">2.5.2 - Hardware<text:tab/>2</text:span></text:a></text:p>
          <text:p text:style-name="P17"><text:a xlink:type="simple" xlink:href="#_k06mzeo3hc41" text:style-name="Index_20_Link" text:visited-style-name="Index_20_Link"><text:span text:style-name="T2">3 - Diseño de la solución software<text:tab/>2</text:span></text:a></text:p>
          <text:p text:style-name="P18"><text:a xlink:type="simple" xlink:href="#_rkjw9pdeyg7v" text:style-name="Index_20_Link" text:visited-style-name="Index_20_Link"><text:span text:style-name="T4">3.1 - Modelados<text:tab/>2</text:span></text:a></text:p>
          <text:p text:style-name="P19"><text:a xlink:type="simple" xlink:href="#_48eeqmqqmsoo" text:style-name="Index_20_Link" text:visited-style-name="Index_20_Link"><text:span text:style-name="T3">3.1.1 - Casos de uso<text:tab/>2</text:span></text:a></text:p>
          <text:p text:style-name="P19"><text:a xlink:type="simple" xlink:href="#_c6pb4btxkzax" text:style-name="Index_20_Link" text:visited-style-name="Index_20_Link"><text:span text:style-name="T3">3.1.2 - [ Interacción ]<text:tab/>2</text:span></text:a></text:p>
          <text:p text:style-name="P19"><text:a xlink:type="simple" xlink:href="#_c6pb4btxkzax" text:style-name="Index_20_Link" text:visited-style-name="Index_20_Link"><text:span text:style-name="T3">3.1.3 - [ Estado ]<text:tab/>2</text:span></text:a></text:p>
          <text:p text:style-name="P19"><text:a xlink:type="simple" xlink:href="#_c6pb4btxkzax" text:style-name="Index_20_Link" text:visited-style-name="Index_20_Link"><text:span text:style-name="T3">3.1.4 - [ Actividad ]<text:tab/>2</text:span></text:a></text:p>
          <text:p text:style-name="P18"><text:a xlink:type="simple" xlink:href="#_u833q5srhqde" text:style-name="Index_20_Link" text:visited-style-name="Index_20_Link"><text:span text:style-name="T3">3.2 - Prototipado gráfico<text:tab/>2</text:span></text:a></text:p>
          <text:p text:style-name="P19"><text:a xlink:type="simple" xlink:href="#_3hokoomf4ake" text:style-name="Index_20_Link" text:visited-style-name="Index_20_Link"><text:span text:style-name="T3">3.2.1 - [ Escritorio ]<text:tab/>2</text:span></text:a></text:p>
          <text:p text:style-name="P19"><text:a xlink:type="simple" xlink:href="#_3hokoomf4ake" text:style-name="Index_20_Link" text:visited-style-name="Index_20_Link"><text:span text:style-name="T3">3.2.2 - [ Tablets / Smartphones ]<text:tab/>2</text:span></text:a></text:p>
          <text:p text:style-name="P18"><text:a xlink:type="simple" xlink:href="#_2wqcqskzd6yd" text:style-name="Index_20_Link" text:visited-style-name="Index_20_Link"><text:span text:style-name="T3">3.3 - Base de datos<text:tab/>2</text:span></text:a></text:p>
          <text:p text:style-name="P19"><text:a xlink:type="simple" xlink:href="#_8utgc2tqzb0" text:style-name="Index_20_Link" text:visited-style-name="Index_20_Link"><text:span text:style-name="T3">3.3.1 - Diseño Conceptual (ER)<text:tab/>2</text:span></text:a></text:p>
          <text:p text:style-name="P19"><text:a xlink:type="simple" xlink:href="#_8utgc2tqzb0" text:style-name="Index_20_Link" text:visited-style-name="Index_20_Link"><text:span text:style-name="T3">3.3.2 - Diseño lógico (tablas normalizadas)<text:tab/>2</text:span></text:a></text:p>
          <text:p text:style-name="P17"><text:a xlink:type="simple" xlink:href="#_8p5gepj7iuu6" text:style-name="Index_20_Link" text:visited-style-name="Index_20_Link"><text:span text:style-name="T2">4 - Implementación<text:tab/>2</text:span></text:a></text:p>
          <text:p text:style-name="P18"><text:a xlink:type="simple" xlink:href="#_3xqwqgkx4jto" text:style-name="Index_20_Link" text:visited-style-name="Index_20_Link"><text:span text:style-name="T3">4.1 - Codificación<text:tab/>2</text:span></text:a></text:p>
          <text:p text:style-name="P19"><text:a xlink:type="simple" xlink:href="#_ba8vimrg29ny" text:style-name="Index_20_Link" text:visited-style-name="Index_20_Link"><text:span text:style-name="T3">4.1.1 - [ Usabilidad ]<text:tab/>2</text:span></text:a></text:p>
          <text:p text:style-name="P19"><text:a xlink:type="simple" xlink:href="#_vnafx7527xoa" text:style-name="Index_20_Link" text:visited-style-name="Index_20_Link"><text:span text:style-name="T3">4.1.2 - Backend<text:tab/>2</text:span></text:a></text:p>
          <text:p text:style-name="P19"><text:a xlink:type="simple" xlink:href="#_userf15m80ds" text:style-name="Index_20_Link" text:visited-style-name="Index_20_Link"><text:span text:style-name="T3">4.1.3 - Frontend<text:tab/>2</text:span></text:a></text:p>
          <text:p text:style-name="P18"><text:a xlink:type="simple" xlink:href="#_udmqodhaovl0" text:style-name="Index_20_Link" text:visited-style-name="Index_20_Link"><text:span text:style-name="T3">4.2 - [ Pruebas ]<text:tab/>2</text:span></text:a></text:p>
          <text:p text:style-name="P17"><text:a xlink:type="simple" xlink:href="#_z6g6wwwyfw1w" text:style-name="Index_20_Link" text:visited-style-name="Index_20_Link"><text:span text:style-name="T2">5 - Documentación<text:tab/>2</text:span></text:a></text:p>
          <text:p text:style-name="P18"><text:a xlink:type="simple" xlink:href="#_t8fzvkglpyu" text:style-name="Index_20_Link" text:visited-style-name="Index_20_Link"><text:span text:style-name="T3">5.1 - Empaquetado / Distribución<text:tab/>2</text:span></text:a></text:p>
          <text:p text:style-name="P18"><text:a xlink:type="simple" xlink:href="#_svl4kk7mx05w" text:style-name="Index_20_Link" text:visited-style-name="Index_20_Link"><text:span text:style-name="T3">5.2 - Instalación<text:tab/>2</text:span></text:a></text:p>
          <text:p text:style-name="P18"><text:a xlink:type="simple" xlink:href="#_z779aftbhtke" text:style-name="Index_20_Link" text:visited-style-name="Index_20_Link"><text:span text:style-name="T3">5.3 - Manual de Usuario / Referencia<text:tab/>2</text:span></text:a></text:p>
          <text:p text:style-name="P17"><text:a xlink:type="simple" xlink:href="#_nzhrwm20wdri" text:style-name="Index_20_Link" text:visited-style-name="Index_20_Link"><text:span text:style-name="T2">6 - Conclusiones<text:tab/>2</text:span></text:a></text:p>
          <text:p text:style-name="P17"><text:a xlink:type="simple" xlink:href="#_iw4ugw9ge1ib" text:style-name="Index_20_Link" text:visited-style-name="Index_20_Link"><text:span text:style-name="T2">7 - Bibliografía<text:tab/>2</text:span></text:a></text:p>
        </text:index-body>
      </text:table-of-content>
      <text:p text:style-name="P20"/>
      <text:p text:style-name="P7"><text:bookmark text:name="_nq0qhyoq4yjx"/>1 - Sobre éste proyecto</text:p>
      <text:p text:style-name="Standard"/>
      <text:p text:style-name="P8"><text:bookmark text:name="_rur0ht75osnc"/><text:soft-page-break/>1.1 - Control de versiones</text:p>
      <text:p text:style-name="Standard"/>
      <text:p text:style-name="P8"><text:bookmark text:name="_gqwjpia4w65r"/>1.2 - Licencia de uso</text:p>
      <text:p text:style-name="Standard"/>
      <text:p text:style-name="P21"><text:bookmark text:name="_9qqdpa8pygkx"/>2 - Análisis del problema</text:p>
      <text:p text:style-name="P8"><text:bookmark text:name="_gpn9hsf0g51m"/>2.1 - Introducción al problema</text:p>
      <text:p text:style-name="P8"><text:bookmark text:name="_s8ywqgvt10r3"/>2.2 - Antecedentes</text:p>
      <text:p text:style-name="P8"><text:bookmark text:name="_8zwuwrlglmn7"/>2.3 - Objetivos</text:p>
      <text:p text:style-name="P8"><text:bookmark text:name="_immbdcdy373h"/>2.4 - Requisitos</text:p>
      <text:p text:style-name="P9"><text:bookmark text:name="_lqp8nreaojo4"/>2.4.1 - Funcionales</text:p>
      <text:p text:style-name="P9"><text:bookmark text:name="_hyginiswjagz"/>2.4.2 - No funcionales</text:p>
      <text:p text:style-name="P8"><text:bookmark text:name="_3x7ty6r8xzcx"/>2.5 - Recursos</text:p>
      <text:p text:style-name="P9"><text:bookmark text:name="_naj6cd1uwzx5"/>2.5.1 - Software</text:p>
      <text:p text:style-name="P9"><text:bookmark text:name="_fb97ejy2epeq"/>2.5.2 - Hardware</text:p>
      <text:p text:style-name="P6"/>
      <text:p text:style-name="P21"><text:bookmark text:name="_k06mzeo3hc41"/><text:soft-page-break/>3 - Diseño de la solución software</text:p>
      <text:p text:style-name="Heading_20_2"><text:bookmark text:name="_rkjw9pdeyg7v"/>3.1 - Modelados</text:p>
      <text:p text:style-name="P9"><text:bookmark text:name="_48eeqmqqmsoo"/>3.1.1 - Casos de uso</text:p>
      <text:p text:style-name="P9"><text:bookmark text:name="_c6pb4btxkzax"/>3.1.2 - [ Interacción ]</text:p>
      <text:p text:style-name="P9"><text:bookmark text:name="_c6pb4btxkzax1"/>3.1.3 - [ Estado ]</text:p>
      <text:p text:style-name="P9"><text:bookmark text:name="_c6pb4btxkzax2"/>3.1.4 - [ Actividad ]</text:p>
      <text:p text:style-name="P8"><text:bookmark text:name="_u833q5srhqde"/>3.2 - Prototipado gráfico</text:p>
      <text:p text:style-name="P9"><text:bookmark text:name="_3hokoomf4ake"/>3.2.1 - [ Escritorio ]</text:p>
      <text:p text:style-name="P9"><text:bookmark text:name="_3hokoomf4ake1"/>3.2.2 - [ Tablets / Smartphones ]</text:p>
      <text:p text:style-name="Heading_20_2"><text:bookmark text:name="_2wqcqskzd6yd"/>3.3 - Base de datos</text:p>
      <text:p text:style-name="Heading_20_3"><text:bookmark text:name="_8utgc2tqzb0"/>3.3.1 - Diseño Conceptual (ER)</text:p>
      <text:p text:style-name="Heading_20_3"><text:bookmark text:name="_8utgc2tqzb01"/>3.3.2 - Diseño lógico (tablas normalizadas)</text:p>
      <text:p text:style-name="P12"><text:bookmark text:name="_y15cdo63sf3k"/></text:p>
      <text:p text:style-name="P21"><text:bookmark text:name="_8p5gepj7iuu6"/>4 - Implementación</text:p>
      <text:p text:style-name="P8"><text:bookmark text:name="_3xqwqgkx4jto"/>4.1 - Codificación</text:p>
      <text:p text:style-name="P9"><text:bookmark text:name="_ba8vimrg29ny"/>4.1.1 - [ Usabilidad ]</text:p>
      <text:p text:style-name="P9"><text:bookmark text:name="_vnafx7527xoa"/>4.1.2 - Backend</text:p>
      <text:p text:style-name="P9"><text:bookmark text:name="_userf15m80ds"/>4.1.3 - Frontend</text:p>
      <text:p text:style-name="P8"><text:bookmark text:name="_udmqodhaovl0"/>4.2 - [ Pruebas ]</text:p>
      <text:p text:style-name="P7"><text:bookmark text:name="_5rqmmobpofk3"/></text:p>
      <text:p text:style-name="P7"><text:bookmark text:name="_z6g6wwwyfw1w"/>5 - Documentación</text:p>
      <text:p text:style-name="P8"><text:bookmark text:name="_t8fzvkglpyu"/>5.1 - Empaquetado / Distribución</text:p>
      <text:p text:style-name="P8"><text:bookmark text:name="_svl4kk7mx05w"/>5.2 - Instalación</text:p>
      <text:p text:style-name="P8"><text:bookmark text:name="_z779aftbhtke"/>5.3 - Manual de Usuario / Referencia</text:p>
      <text:p text:style-name="P12"><text:bookmark text:name="_tp3fn96na3bi"/></text:p>
      <text:p text:style-name="P21"><text:bookmark text:name="_nzhrwm20wdri"/><text:soft-page-break/>6 - Conclusiones</text:p>
      <text:p text:style-name="P12"><text:bookmark text:name="_qw4mhro2njm7"/></text:p>
      <text:p text:style-name="P21"><text:bookmark text:name="_iw4ugw9ge1ib"/>7 - Bibliografí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ras Lt BT" svg:font-family="'Eras Lt BT'" style:font-family-generic="roman" style:font-pitch="variable"/>
    <style:font-face style:name="Eras Lt BT1" svg:font-family="'Eras Lt BT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fo:background-color="#ffffff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53cm" fo:margin-right="0cm" fo:line-height="115%" fo:text-align="justify" style:justify-single-word="false" fo:text-indent="1.00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15%" fo:keep-together="always" fo:break-before="auto" fo:break-after="auto" fo:keep-with-next="always"/>
      <style:text-properties fo:color="#1c4587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fo:color="#0b5394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keep-together="always" fo:text-indent="0cm" style:auto-text-indent="false" fo:break-before="auto" fo:break-after="auto" fo:keep-with-next="always"/>
      <style:text-properties fo:color="#0b5394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0b5394" loext:opacity="100%" style:font-name="Trebuchet MS" fo:font-family="'Trebuchet MS'" style:font-family-generic="roman" style:font-pitch="variable" style:text-underline-style="solid" style:text-underline-width="auto" style:text-underline-color="font-color" fo:font-weight="bold" style:font-name-asian="Trebuchet MS1" style:font-family-asian="'Trebuchet MS'" style:font-family-generic-asian="system" style:font-pitch-asian="variable" style:font-weight-asian="bold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cm" style:contextual-spacing="false" fo:line-height="100%" fo:keep-together="always" fo:break-before="auto" fo:break-after="auto" fo:keep-with-next="always"/>
      <style:text-properties fo:color="#1c4587" loext:opacity="100%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style:font-name="Eras Lt BT" fo:font-size="12pt" style:font-name-asian="Eras Lt BT1" style:font-size-asian="12pt" style:font-name-complex="Eras Lt BT1" style:font-size-complex="12pt"/>
    </style:style>
    <style:style style:name="MP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fo:color="#0b5394" loext:opacity="100%" style:font-name="Eras Lt BT" fo:font-size="12pt" style:font-name-asian="Eras Lt BT1" style:font-size-asian="12pt" style:font-name-complex="Eras Lt BT1" style:font-size-complex="12pt"/>
    </style:style>
    <style:style style:name="MP3" style:family="paragraph" style:parent-style-name="Standard">
      <style:paragraph-properties fo:margin-left="-0.998cm" fo:margin-right="0cm" fo:text-indent="0.053cm" style:auto-text-indent="false" fo:break-before="auto" fo:break-after="auto"/>
      <style:text-properties fo:color="#0b5394" loext:opacity="100%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margin-left="-0.053cm" fo:margin-right="0cm" fo:text-align="center" style:justify-single-word="false" fo:text-indent="0cm" style:auto-text-indent="false" fo:break-before="auto" fo:break-after="auto"/>
      <style:text-properties fo:color="#0b5394" loext:opacity="100%"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fo:break-before="auto" fo:break-after="auto"/>
    </style:style>
    <style:style style:name="MP6" style:family="paragraph" style:parent-style-name="Standard">
      <style:paragraph-properties fo:break-before="auto" fo:break-after="auto"/>
    </style:style>
    <style:style style:name="MP7" style:family="paragraph" style:parent-style-name="Standard">
      <style:paragraph-properties fo:margin-left="-0.053cm" fo:margin-right="0cm" fo:text-align="center" style:justify-single-word="false" fo:text-indent="0cm" style:auto-text-indent="false"/>
      <style:text-properties fo:color="#0b5394" loext:opacity="100%" fo:font-size="10pt" style:font-size-asian="10pt" style:font-size-complex="10pt"/>
    </style:style>
    <style:style style:name="MT1" style:family="text">
      <style:text-properties fo:color="#0b5394" loext:opacity="100%" fo:font-size="10pt" fo:font-weight="bold" style:font-size-asian="10pt" style:font-weight-asian="bold" style:font-size-complex="10pt"/>
    </style:style>
    <style:style style:name="MT2" style:family="text">
      <style:text-properties officeooo:rsid="0011500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.998cm" fo:margin-left="2.54cm" fo:margin-right="1.96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542cm" fo:margin-left="0cm" fo:margin-right="0cm" fo:margin-top="1.4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/>
        <text:p text:style-name="MP3">IES FUENGIROLA Nº1<text:tab/><text:tab/><text:tab/><text:tab/><text:tab/><text:tab/> <text:s text:c="11"/><text:tab/> <text:s text:c="7"/>PROYECTO INTEGRADO</text:p>
        <text:p text:style-name="MP4"/>
      </style:header>
      <style:footer>
        <text:p text:style-name="MP5"><text:span text:style-name="MT1">Página </text:span><text:page-number text:select-page="current">2</text:page-number><text:span text:style-name="MT1">/</text:span><text:page-count>5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6"/>
      </style:header>
      <style:footer>
        <text:p text:style-name="MP5"/>
      </style:footer>
    </style:master-page>
    <style:master-page style:name="Converted1" style:page-layout-name="Mpm2" draw:style-name="Mdp1">
      <style:header>
        <text:p text:style-name="MP1"/>
        <text:p text:style-name="MP1"/>
        <text:p text:style-name="MP2"/>
        <text:p text:style-name="MP3"><text:span text:style-name="MT2">I.E.S GRAN CAPITÁN</text:span><text:tab/><text:tab/><text:tab/><text:tab/><text:tab/><text:tab/> <text:s text:c="11"/><text:tab/> <text:s text:c="7"/>PROYECTO INTEGRADO</text:p>
        <text:p text:style-name="MP7"/>
      </style:header>
      <style:footer>
        <text:p text:style-name="MP5"><text:span text:style-name="MT1">Página </text:span><text:page-number text:select-page="current">5</text:page-number><text:span text:style-name="MT1">/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4-11T18:35:28.643000000</dc:date>
    <meta:editing-duration>PT5M48S</meta:editing-duration>
    <meta:editing-cycles>1</meta:editing-cycles>
    <meta:document-statistic meta:table-count="0" meta:image-count="0" meta:object-count="0" meta:page-count="5" meta:paragraph-count="87" meta:word-count="397" meta:character-count="2044" meta:non-whitespace-character-count="1679"/>
  </office:meta>
</office:document-meta>
</file>